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8" style:parent-style-name="Основнойшрифтабзаца" style:family="text">
      <style:text-properties style:font-name="Times New Roman" style:font-name-complex="Times New Roman"/>
    </style:style>
    <style:style style:name="T19" style:parent-style-name="Основнойшрифтабзаца" style:family="text">
      <style:text-properties style:font-name="Times New Roman" style:font-name-complex="Times New Roman" fo:language="ru" fo:country="RU"/>
    </style:style>
    <style:style style:name="T20" style:parent-style-name="Основнойшрифтабзаца" style:family="text">
      <style:text-properties style:font-name="Times New Roman" style:font-name-complex="Times New Roman" fo:language="ru" fo:country="RU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language="ru" fo:country="RU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Times New Roman" style:font-name-complex="Times New Roman" fo:language="ru" fo:country="RU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style:font-name-complex="Times New Roman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style:font-name="Times New Roman" style:font-name-complex="Times New Roman"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P132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ачков Дмитрий Михайлович</text:p>
          </table:table-cell>
        </table:table-row>
        <table:table-row table:style-name="TableRow10">
          <table:table-cell table:style-name="TableCell11" table:number-columns-spanned="2">
            <text:p text:style-name="P12">C#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Метод базового класса, помеченный модификатором<text:s/></text:span><text:span text:style-name="T18">virtual</text:span><text:span text:style-name="T19"><text:s/>может быть<text:s/></text:span><text:span text:style-name="T20">переопределен в классе наследнике. Метод с таким же именем и набором входных параметров в классе наследнике должен быть помечен модификатором<text:s/></text:span><text:span text:style-name="T21">override</text:span><text:span text:style-name="T22"><text:s/>и может иметь функционал, отличный от такого-же метода базового.</text:span></text:p>
          </table:table-cell>
        </table:table-row>
        <table:table-row table:style-name="TableRow23">
          <table:table-cell table:style-name="TableCell24">
            <text:p text:style-name="P25">Какие бывают виды классов?</text:p>
          </table:table-cell>
          <table:table-cell table:style-name="TableCell26">
            <text:p text:style-name="P27">Классы могут<text:s/>быть обычными, статическими, абстрактными и закрытыми</text:p>
          </table:table-cell>
        </table:table-row>
        <table:table-row table:style-name="TableRow28">
          <table:table-cell table:style-name="TableCell29">
            <text:p text:style-name="TableContents"><text:span text:style-name="T30">Как и зачем можно использовать модификаторы<text:s/></text:span>sealed<text:span text:style-name="T31">,<text:s/></text:span>readonly<text:span text:style-name="T32">,<text:s/></text:span>const<text:span text:style-name="T33">? В чем отличие между ними?</text:span></text:p>
          </table:table-cell>
          <table:table-cell table:style-name="TableCell34">
            <text:p text:style-name="TableContents">Sealed<text:span text:style-name="T35"><text:s/>– запрещает наследовать класс. Или запрещает переопределять метод/свойство.</text:span></text:p>
            <text:p text:style-name="TableContents">Readonly<text:span text:style-name="T36"><text:s/>о общем случа</text:span><text:span text:style-name="T37">е означает, что значение переменной можно присвоить только при ее объявлении или в конструкторе класса.</text:span></text:p>
            <text:p text:style-name="TableContents">Const<text:span text:style-name="T38"><text:s/>переменной можно присвоить значение только при объявлении.</text:span></text:p>
          </table:table-cell>
        </table:table-row>
        <table:table-row table:style-name="TableRow39">
          <table:table-cell table:style-name="TableCell40">
            <text:p text:style-name="TableContents"><text:span text:style-name="T41">Какие есть варианты использования ключевого слова<text:s/></text:span>try<text:span text:style-name="T42">? Для чего<text:s/></text:span><text:span text:style-name="T43">используется ключевое слово<text:s/></text:span>using<text:span text:style-name="T44">?</text:span></text:p>
          </table:table-cell>
          <table:table-cell table:style-name="TableCell45">
            <text:p text:style-name="TableContents">Try<text:span text:style-name="T46"><text:s/>используется для обработки исключений в конструкции<text:s/></text:span>try<text:span text:style-name="T47">-</text:span>catch<text:span text:style-name="T48">. Так же можно использовать его для очистки ресурсов в конструкции<text:s/></text:span>try<text:span text:style-name="T49">-</text:span>finally<text:span text:style-name="T50">.</text:span></text:p>
            <text:p text:style-name="TableContents">Using<text:span text:style-name="T51"><text:s/>также используется для отчистки ресурсов, а так же для импорта<text:s/></text:span><text:span text:style-name="T52">других пространств имен.</text:span></text:p>
          </table:table-cell>
        </table:table-row>
        <table:table-row table:style-name="TableRow53">
          <table:table-cell table:style-name="TableCell54">
            <text:p text:style-name="TableContents"><text:span text:style-name="T55">Какие есть стандартные реализации интерфейса<text:s/></text:span>ICollection<text:span text:style-name="T56"><text:s/>и в каких ситуациях их нужно использовать?</text:span></text:p>
          </table:table-cell>
          <table:table-cell table:style-name="TableCell57">
            <text:p text:style-name="TableContents">Array<text:span text:style-name="T58"><text:s/>– обычный массив. Набор однотипных элементов с индексами</text:span></text:p>
            <text:p text:style-name="TableContents">List<text:span text:style-name="T59"><text:s/>– как массив, только с другими встроенными методами для работы</text:span><text:span text:style-name="T60"><text:s/>с элементами.</text:span></text:p>
            <text:p text:style-name="TableContents">LinkedList<text:span text:style-name="T61"><text:s/>– двусвязный список. Каждый элемент хранит ссылку на себя и на следующий</text:span></text:p>
            <text:p text:style-name="TableContents">Queue<text:span text:style-name="T62"><text:s/>– очередь. Первый пришел – первый ушел</text:span></text:p>
            <text:p text:style-name="TableContents">Stack<text:span text:style-name="T63"><text:s/>– стэк. Первый пришел – последний ушел.</text:span></text:p>
            <text:p text:style-name="TableContents">Dictionary<text:span text:style-name="T64"><text:s/>– словарь пар ключ-значение</text:span></text:p>
            <text:p text:style-name="TableContents">HashSet<text:span text:style-name="T65"><text:s/>– для хранения набо</text:span><text:span text:style-name="T66">ра уникальных значений</text:span></text:p>
          </table:table-cell>
        </table:table-row>
        <table:table-row table:style-name="TableRow67">
          <table:table-cell table:style-name="TableCell68">
            <text:p text:style-name="TableContents"><text:span text:style-name="T69">В чём основная идея<text:s/></text:span>LINQ<text:span text:style-name="T70">?</text:span></text:p>
          </table:table-cell>
          <table:table-cell table:style-name="TableCell71">
            <text:p text:style-name="TableContents">Linq<text:span text:style-name="T72"><text:s/>используется для написания запросов в коде, а так же для использования множества методов расширения.</text:span></text:p>
          </table:table-cell>
        </table:table-row>
        <table:table-row table:style-name="TableRow73">
          <table:table-cell table:style-name="TableCell74" table:number-columns-spanned="2">
            <text:p text:style-name="P75">Разное</text:p>
          </table:table-cell>
          <table:covered-table-cell/>
        </table:table-row>
        <table:table-row table:style-name="TableRow76">
          <table:table-cell table:style-name="TableCell77">
            <text:p text:style-name="P78">Каким критериям должна удовлетворять «хорошая» хэш-функция?</text:p>
          </table:table-cell>
          <table:table-cell table:style-name="TableCell79">
            <text:p text:style-name="P80">Быстрое<text:s/>вычисление и минимальное количество совпадающих результатов при различных входных параметрах</text:p>
          </table:table-cell>
        </table:table-row>
        <table:table-row table:style-name="TableRow81">
          <table:table-cell table:style-name="TableCell82">
            <text:p text:style-name="TableContents"><text:span text:style-name="T83">В чём причина<text:s/></text:span><text:span text:style-name="T84">популярности и широкого распространения кодировки<text:s/></text:span>UTF<text:span text:style-name="T85">-8?</text:span></text:p>
          </table:table-cell>
          <table:table-cell table:style-name="TableCell86">
            <text:p text:style-name="TableContents"><text:span text:style-name="T87">Широкая</text:span><text:span text:style-name="T88"><text:s/></text:span><text:span text:style-name="T89">совместимость и переменная длинна последовательности байт</text:span></text:p>
          </table:table-cell>
        </table:table-row>
        <text:soft-page-break/>
        <table:table-row table:style-name="TableRow90">
          <table:table-cell table:style-name="TableCell91">
            <text:p text:style-name="TableContents"><text:span text:style-name="T92">Сравните форматы<text:s/></text:span>XML<text:span text:style-name="T93"><text:s/>и<text:s/></text:span>JSON<text:span text:style-name="T94">. Когда какой использовать?</text:span></text:p>
          </table:table-cell>
          <table:table-cell table:style-name="TableCell95">
            <text:p text:style-name="TableContents">XML<text:span text:style-name="T96"><text:s/>–<text:s/></text:span><text:span text:style-name="T97">язык разметки</text:span><text:span text:style-name="T98">, обладает более обширными возможностями, в отличии от<text:s/></text:span>json<text:span text:style-name="T99">.</text:span></text:p>
            <text:p text:style-name="TableContents">JSON<text:span text:style-name="T100"><text:s/>–<text:s/></text:span><text:span text:style-name="T101">формат данных, читается проще,<text:s/></text:span><text:span text:style-name="T102">занимает меньше места аналогичного<text:s/></text:span>xml<text:span text:style-name="T103">.<text:s/></text:span><text:span text:style-name="T104">Так же проще преобразовывается в объекты.</text:span></text:p>
          </table:table-cell>
        </table:table-row>
        <table:table-row table:style-name="TableRow105">
          <table:table-cell table:style-name="TableCell106">
            <text:p text:style-name="TableContents"><text:span text:style-name="T107">Опишите что будет происходить «под капотом» после ввода адреса сайта в браузере и нажатия<text:s/></text:span>Enter<text:span text:style-name="T108">?</text:span></text:p>
          </table:table-cell>
          <table:table-cell table:style-name="TableCell109">
            <text:p text:style-name="TableContents"><text:span text:style-name="T110">Сначала</text:span><text:span text:style-name="T111"><text:s/></text:span><text:span text:style-name="T112">браузер посылает<text:s/></text:span>DNS<text:span text:style-name="T113"><text:s/></text:span><text:span text:style-name="T114">запрос для поиска сервера, с которого предстоит загружать данные</text:span></text:p>
            <text:p text:style-name="TableContents"><text:span text:style-name="T115">Затем<text:s/></text:span>TCP<text:span text:style-name="T116"><text:s/></text:span><text:span text:style-name="T117">«рукопожатие»</text:span><text:span text:style-name="T118"><text:s/>для создания связи между клиентом и сервером</text:span></text:p>
            <text:p text:style-name="TableContents"><text:span text:style-name="T119">После, возможно<text:s/></text:span>TLS<text:span text:style-name="T120"><text:s/></text:span><text:span text:style-name="T121">«переговоры», если требуется установить<text:s/></text:span>https<text:span text:style-name="T122"><text:s/></text:span><text:span text:style-name="T123">соединение.<text:s/></text:span></text:p>
            <text:p text:style-name="TableContents"><text:span text:style-name="T124">Затем браузер запрашивает<text:s/></text:span>html<text:span text:style-name="T125"><text:s/></text:span><text:span text:style-name="T126">файл с помощью запроса<text:s/></text:span>http<text:span text:style-name="T127"><text:s/></text:span>GET<text:span text:style-name="T128">.</text:span></text:p>
            <text:p text:style-name="TableContents"><text:span text:style-name="T129">Во время получения<text:s/></text:span>html<text:span text:style-name="T130"><text:s/></text:span><text:span text:style-name="T131">файла браузер начинает его обработку и рендеринг.</text:span></text:p>
          </table:table-cell>
        </table:table-row>
      </table:table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има Сачков</meta:initial-creator>
    <dc:creator>Дима Сачков</dc:creator>
    <meta:creation-date>2017-10-20T23:40:00Z</meta:creation-date>
    <dc:date>2021-05-30T16:36:00Z</dc:date>
    <meta:template xlink:href="Normal" xlink:type="simple"/>
    <meta:editing-cycles>3</meta:editing-cycles>
    <meta:editing-duration>PT26820S</meta:editing-duration>
    <meta:document-statistic meta:page-count="2" meta:paragraph-count="5" meta:word-count="437" meta:character-count="2923" meta:row-count="20" meta:non-whitespace-character-count="2491"/>
  </office:meta>
</office:document-meta>
</file>